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cm" svg:height="3.6cm" svg:x="21.3cm" svg:y="9.8cm">
          <text:p text:style-name="P1">Bootloader</text:p>
          <text:p text:style-name="P1">(bootloader)</text:p>
          <text:p text:style-name="P1">LED: Bla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3.6cm" svg:x="21.3cm" svg:y="6.2cm">
          <text:p text:style-name="P1">Application</text:p>
          <text:p text:style-name="P1">(test-app)</text:p>
          <text:p text:style-name="P1">LED: Grü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8cm" svg:height="10cm" svg:x="20.5cm" svg:y="4.4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01cm" svg:height="0.962cm" svg:x="22.2cm" svg:y="4.838cm">
          <draw:text-box>
            <text:p text:style-name="P2"><text:span text:style-name="T1">AVR ATmega</text:span></text:p>
          </draw:text-box>
        </draw:frame>
        <draw:custom-shape draw:style-name="gr1" draw:text-style-name="P1" xml:id="id1" draw:id="id1" draw:layer="layout" svg:width="7.8cm" svg:height="5cm" svg:x="12cm" svg:y="8.4cm">
          <text:p text:style-name="P1"><text:span text:style-name="T1">ELV HS485-USB-Interface</text:span></text:p>
          <text:p text:style-name="P1">(hs485_flash_updater)</text:p>
          <text:p text:style-name="P1">Filename:</text:p>
          <text:p text:style-name="P1">hs485s_hw1_sw2_00.hex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5.099cm" svg:x1="24.422cm" svg:y1="13.437cm" svg:x2="15.9cm" svg:y2="13.4cm" draw:end-shape="id1" draw:end-glue-point="2" svg:d="M24422 13437v5563h-8522v-5600" svg:viewBox="0 0 8523 5601">
          <text:p/>
        </draw:connector>
        <draw:frame draw:style-name="gr5" draw:layer="layout" svg:width="2.437cm" svg:height="0.962cm" svg:x="18.863cm" svg:y="18.038cm">
          <draw:text-box>
            <text:p>RS485</text:p>
          </draw:text-box>
        </draw:frame>
        <draw:custom-shape draw:style-name="gr1" draw:text-style-name="P1" xml:id="id4" draw:id="id4" draw:layer="layout" svg:width="17.7cm" svg:height="2.9cm" svg:x="2.1cm" svg:y="1.3cm">
          <text:p text:style-name="P1"><text:span text:style-name="T1">PC</text:span> with Windows 8.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9cm" svg:height="5cm" svg:x="2.2cm" svg:y="8.4cm">
          <text:p text:style-name="P1"><text:span text:style-name="T1">Tracer</text:span></text:p>
          <text:p text:style-name="P1">RS485</text:p>
          <text:p text:style-name="P1">to</text:p>
          <text:p text:style-name="P1">USB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5.099cm" svg:x1="4.15cm" svg:y1="13.4cm" svg:x2="15.9cm" svg:y2="13.4cm" draw:start-shape="id2" draw:start-glue-point="2" draw:end-shape="id1" draw:end-glue-point="2" svg:d="M4150 13400v5600h11750v-5600" svg:viewBox="0 0 11751 5601">
          <text:p/>
        </draw:connector>
        <draw:frame draw:style-name="gr6" draw:layer="layout" svg:width="1.806cm" svg:height="1cm" svg:x="6.9cm" svg:y="5.3cm">
          <draw:text-box>
            <text:p>USB</text:p>
          </draw:text-box>
        </draw:frame>
        <draw:frame draw:style-name="gr5" draw:layer="layout" svg:width="1.806cm" svg:height="0.962cm" svg:x="12.694cm" svg:y="5.3cm">
          <draw:text-box>
            <text:p>USB</text:p>
          </draw:text-box>
        </draw:frame>
        <draw:frame draw:style-name="gr5" draw:layer="layout" svg:width="2.437cm" svg:height="0.962cm" svg:x="9.163cm" svg:y="18.038cm">
          <draw:text-box>
            <text:p>RS485</text:p>
          </draw:text-box>
        </draw:frame>
        <draw:connector draw:style-name="gr7" draw:text-style-name="P1" draw:layer="layout" svg:x1="24.4cm" svg:y1="4.4cm" svg:x2="19.8cm" svg:y2="2.75cm" draw:start-shape="id3" draw:start-glue-point="0" draw:end-shape="id4" svg:d="M24400 4400v-1650h-4600" svg:viewBox="0 0 4601 1651">
          <text:p/>
        </draw:connector>
        <draw:frame draw:style-name="gr5" draw:layer="layout" svg:width="2.335cm" svg:height="0.962cm" svg:x="20cm" svg:y="1.7cm">
          <draw:text-box>
            <text:p>COM1</text:p>
          </draw:text-box>
        </draw:frame>
        <draw:connector draw:style-name="gr4" draw:text-style-name="P1" draw:layer="layout" svg:x1="4.15cm" svg:y1="8.4cm" svg:x2="10.95cm" svg:y2="4.2cm" draw:start-shape="id2" draw:start-glue-point="0" draw:end-shape="id4" svg:d="M4150 8400v-2100h6800v-2100" svg:viewBox="0 0 6801 4201">
          <text:p/>
        </draw:connector>
        <draw:connector draw:style-name="gr4" draw:text-style-name="P1" draw:layer="layout" svg:x1="15.9cm" svg:y1="8.4cm" svg:x2="10.95cm" svg:y2="4.2cm" draw:start-shape="id1" draw:start-glue-point="0" draw:end-shape="id4" svg:d="M15900 8400v-2100h-4950v-2100" svg:viewBox="0 0 4951 4201">
          <text:p/>
        </draw:connector>
        <draw:frame draw:style-name="gr5" draw:layer="layout" svg:width="4.477cm" svg:height="1.673cm" svg:x="24.423cm" svg:y="2.8cm">
          <draw:text-box>
            <text:p>Soft-Tx-UART</text:p>
            <text:p>(19200 Bau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00:26:06.727000000</meta:creation-date>
    <dc:date>2015-04-26T14:44:03.854000000</dc:date>
    <meta:editing-duration>PT18H24M11S</meta:editing-duration>
    <meta:editing-cycles>21</meta:editing-cycles>
    <meta:generator>LibreOffice/4.2.3.3$Windows_x86 LibreOffice_project/882f8a0a489bc99a9e60c7905a60226254cb6ff0</meta:generator>
    <meta:document-statistic meta:object-count="18"/>
  </office:meta>
</office:document-meta>
</file>